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&lt;</text:span><text:span text:style-name="T1">!DOCTYPE</text:span><text:span text:style-name="T3"> html</text:span><text:span text:style-name="T2">&gt;<text:line-break/>&lt;</text:span><text:span text:style-name="T1">html</text:span><text:span text:style-name="T2">&gt;<text:line-break/>&lt;</text:span><text:span text:style-name="T1">head</text:span><text:span text:style-name="T2">&gt;<text:line-break/>&lt;</text:span><text:span text:style-name="T1">title</text:span><text:span text:style-name="T2">&gt;Hello World!&lt;</text:span><text:span text:style-name="T1">/title</text:span><text:span text:style-name="T2">&gt;<text:line-break/>&lt;</text:span><text:span text:style-name="T1">link</text:span><text:span text:style-name="T3"> rel</text:span><text:span text:style-name="T2">="stylesheet"</text:span><text:span text:style-name="T3"> href</text:span><text:span text:style-name="T2">="bluestyle.css"&gt;<text:line-break/>&lt;</text:span><text:span text:style-name="T1">/head</text:span><text:span text:style-name="T2">&gt;<text:line-break/>&lt;</text:span><text:span text:style-name="T1">body</text:span><text:span text:style-name="T2">&gt;<text:line-break/><text:line-break/>&lt;</text:span><text:span text:style-name="T1">h1</text:span><text:span text:style-name="T2">&gt;Hello world!&lt;</text:span><text:span text:style-name="T1">/h1</text:span><text:span text:style-name="T2">&gt;<text:line-break/>&lt;</text:span><text:span text:style-name="T1">p</text:span><text:span text:style-name="T2">&gt;This is the first file in my new Git Repo.&lt;</text:span><text:span text:style-name="T1">/p</text:span><text:span text:style-name="T2">&gt;<text:line-break/>&lt;</text:span><text:span text:style-name="T1">p</text:span><text:span text:style-name="T2">&gt;A new line in our file!&lt;</text:span><text:span text:style-name="T1">/p</text:span><text:span text:style-name="T2">&gt;<text:line-break/><text:line-break/>&lt;</text:span><text:span text:style-name="T1">/body</text:span><text:span text:style-name="T2">&gt;<text:line-break/>&lt;</text:span><text:span text:style-name="T1">/html</text:span><text:span text:style-name="T2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6:34:55.226077412</meta:creation-date>
    <dc:date>2022-06-29T17:36:58.490965926</dc:date>
    <meta:editing-duration>PT4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1" meta:character-count="238" meta:non-whitespace-character-count="206"/>
  </office:meta>
</office:document-meta>
</file>